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time_steps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_I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_erro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_erro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_error</text:p>
          </table:table-cell>
          <table:table-cell office:value-type="string" calcext:value-type="string">
            <text:p>kin_energy</text:p>
          </table:table-cell>
          <table:table-cell office:value-type="string" calcext:value-type="string">
            <text:p>kin_energy_error</text:p>
          </table:table-cell>
          <table:table-cell office:value-type="string" calcext:value-type="string">
            <text:p>mu </text:p>
          </table:table-cell>
          <table:table-cell office:value-type="string" calcext:value-type="string">
            <text:p>mu_error</text:p>
          </table:table-cell>
          <table:table-cell office:value-type="string" calcext:value-type="string">
            <text:p>diff_a</text:p>
          </table:table-cell>
          <table:table-cell office:value-type="string" calcext:value-type="string">
            <text:p>diff_b</text:p>
          </table:table-cell>
          <table:table-cell office:value-type="string" calcext:value-type="string">
            <text:p>diff_resid</text:p>
          </table:table-cell>
          <table:table-cell office:value-type="string" calcext:value-type="string">
            <text:p>diff_r2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eq_time</text:p>
          </table:table-cell>
          <table:table-cell office:value-type="string" calcext:value-type="string">
            <text:p>P_verle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error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45" calcext:value-type="float">
            <text:p>0.45</text:p>
          </table:table-cell>
          <table:table-cell office:value-type="float" office:value="4.625" calcext:value-type="float">
            <text:p>4.625</text:p>
          </table:table-cell>
          <table:table-cell office:value-type="float" office:value="4.615161485" calcext:value-type="float">
            <text:p>4.615161485</text:p>
          </table:table-cell>
          <table:table-cell office:value-type="float" office:value="0.000692567644736" calcext:value-type="float">
            <text:p>0.0006925676</text:p>
          </table:table-cell>
          <table:table-cell office:value-type="float" office:value="4079.46965207" calcext:value-type="float">
            <text:p>4079.46965207</text:p>
          </table:table-cell>
          <table:table-cell office:value-type="float" office:value="0.129545966595" calcext:value-type="float">
            <text:p>0.1295459666</text:p>
          </table:table-cell>
          <table:table-cell office:value-type="float" office:value="1.6507224125" calcext:value-type="float">
            <text:p>1.6507224125</text:p>
          </table:table-cell>
          <table:table-cell office:value-type="float" office:value="0.0000978129914265" calcext:value-type="float">
            <text:p>0.000097813</text:p>
          </table:table-cell>
          <table:table-cell office:value-type="float" office:value="5981.24938352" calcext:value-type="float">
            <text:p>5981.24938352</text:p>
          </table:table-cell>
          <table:table-cell office:value-type="float" office:value="0.897569958332" calcext:value-type="float">
            <text:p>0.8975699583</text:p>
          </table:table-cell>
          <table:table-cell office:value-type="float" office:value="-1.558465" calcext:value-type="float">
            <text:p>-1.558465</text:p>
          </table:table-cell>
          <table:table-cell office:value-type="float" office:value="0.032039600887" calcext:value-type="float">
            <text:p>0.0320396009</text:p>
          </table:table-cell>
          <table:table-cell office:value-type="float" office:value="0.0202566965407" calcext:value-type="float">
            <text:p>0.0202566965</text:p>
          </table:table-cell>
          <table:table-cell office:value-type="float" office:value="-0.388886546008" calcext:value-type="float">
            <text:p>-0.388886546</text:p>
          </table:table-cell>
          <table:table-cell office:value-type="float" office:value="1460.39869437" calcext:value-type="float">
            <text:p>1460.39869437</text:p>
          </table:table-cell>
          <table:table-cell office:value-type="float" office:value="0.999333622522" calcext:value-type="float">
            <text:p>0.9993336225</text:p>
          </table:table-cell>
          <table:table-cell office:value-type="float" office:value="1471.49219649" calcext:value-type="float">
            <text:p>1471.49219649</text:p>
          </table:table-cell>
          <table:table-cell office:value-type="float" office:value="6000" calcext:value-type="float">
            <text:p>6000</text:p>
          </table:table-cell>
          <table:table-cell office:value-type="float" office:value="1.68" calcext:value-type="float">
            <text:p>1.68</text:p>
          </table:table-cell>
          <table:table-cell office:value-type="float" office:value="0.004" calcext:value-type="float">
            <text:p>0.004</text:p>
          </table:table-cell>
          <table:table-cell office:value-type="float" office:value="0.844029022529167" calcext:value-type="float">
            <text:p>0.8440290225</text:p>
          </table:table-cell>
          <table:table-cell office:value-type="float" office:value="0.0246677817403086" calcext:value-type="float">
            <text:p>0.0246677817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45" calcext:value-type="float">
            <text:p>0.45</text:p>
          </table:table-cell>
          <table:table-cell office:value-type="float" office:value="2.935" calcext:value-type="float">
            <text:p>2.935</text:p>
          </table:table-cell>
          <table:table-cell office:value-type="float" office:value="2.9596848425" calcext:value-type="float">
            <text:p>2.9596848425</text:p>
          </table:table-cell>
          <table:table-cell office:value-type="float" office:value="0.000518505879664" calcext:value-type="float">
            <text:p>0.0005185059</text:p>
          </table:table-cell>
          <table:table-cell office:value-type="float" office:value="1628.54959193" calcext:value-type="float">
            <text:p>1628.54959193</text:p>
          </table:table-cell>
          <table:table-cell office:value-type="float" office:value="0.0737568381649" calcext:value-type="float">
            <text:p>0.0737568382</text:p>
          </table:table-cell>
          <table:table-cell office:value-type="float" office:value="1.39463778" calcext:value-type="float">
            <text:p>1.39463778</text:p>
          </table:table-cell>
          <table:table-cell office:value-type="float" office:value="0.0000689163283083" calcext:value-type="float">
            <text:p>6.89163283083E-005</text:p>
          </table:table-cell>
          <table:table-cell office:value-type="float" office:value="3835.75163131" calcext:value-type="float">
            <text:p>3835.75163131</text:p>
          </table:table-cell>
          <table:table-cell office:value-type="float" office:value="0.671990015187" calcext:value-type="float">
            <text:p>0.6719900152</text:p>
          </table:table-cell>
          <table:table-cell office:value-type="float" office:value="-0.54549225" calcext:value-type="float">
            <text:p>-0.54549225</text:p>
          </table:table-cell>
          <table:table-cell office:value-type="float" office:value="0.0131166327591" calcext:value-type="float">
            <text:p>0.0131166328</text:p>
          </table:table-cell>
          <table:table-cell office:value-type="float" office:value="0.0161529214191" calcext:value-type="float">
            <text:p>0.0161529214</text:p>
          </table:table-cell>
          <table:table-cell office:value-type="float" office:value="-0.956540267844" calcext:value-type="float">
            <text:p>-0.9565402678</text:p>
          </table:table-cell>
          <table:table-cell office:value-type="float" office:value="446.935451899" calcext:value-type="float">
            <text:p>446.935451899</text:p>
          </table:table-cell>
          <table:table-cell office:value-type="float" office:value="0.999679167094" calcext:value-type="float">
            <text:p>0.9996791671</text:p>
          </table:table-cell>
          <table:table-cell office:value-type="float" office:value="1509.8515692" calcext:value-type="float">
            <text:p>1509.8515692</text:p>
          </table:table-cell>
          <table:table-cell office:value-type="float" office:value="6000" calcext:value-type="float">
            <text:p>6000</text:p>
          </table:table-cell>
          <table:table-cell office:value-type="float" office:value="1.38" calcext:value-type="float">
            <text:p>1.38</text:p>
          </table:table-cell>
          <table:table-cell office:value-type="float" office:value="0.004" calcext:value-type="float">
            <text:p>0.004</text:p>
          </table:table-cell>
          <table:table-cell office:value-type="float" office:value="0.6730383924625" calcext:value-type="float">
            <text:p>0.6730383925</text:p>
          </table:table-cell>
          <table:table-cell office:value-type="float" office:value="0.0136463586702797" calcext:value-type="float">
            <text:p>0.0136463587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45" calcext:value-type="float">
            <text:p>0.45</text:p>
          </table:table-cell>
          <table:table-cell office:value-type="float" office:value="1.764" calcext:value-type="float">
            <text:p>1.764</text:p>
          </table:table-cell>
          <table:table-cell office:value-type="float" office:value="1.78698105" calcext:value-type="float">
            <text:p>1.78698105</text:p>
          </table:table-cell>
          <table:table-cell office:value-type="float" office:value="0.000293683033079" calcext:value-type="float">
            <text:p>0.000293683</text:p>
          </table:table-cell>
          <table:table-cell office:value-type="float" office:value="-156.023364802" calcext:value-type="float">
            <text:p>-156.023364802</text:p>
          </table:table-cell>
          <table:table-cell office:value-type="float" office:value="0.0266146251179" calcext:value-type="float">
            <text:p>0.0266146251</text:p>
          </table:table-cell>
          <table:table-cell office:value-type="float" office:value="0.7899856775" calcext:value-type="float">
            <text:p>0.7899856775</text:p>
          </table:table-cell>
          <table:table-cell office:value-type="float" office:value="0.0000342199094998" calcext:value-type="float">
            <text:p>3.42199094998E-005</text:p>
          </table:table-cell>
          <table:table-cell office:value-type="float" office:value="2315.92758312" calcext:value-type="float">
            <text:p>2315.92758312</text:p>
          </table:table-cell>
          <table:table-cell office:value-type="float" office:value="0.380617393031" calcext:value-type="float">
            <text:p>0.380617393</text:p>
          </table:table-cell>
          <table:table-cell office:value-type="float" office:value="-0.1087775875" calcext:value-type="float">
            <text:p>-0.1087775875</text:p>
          </table:table-cell>
          <table:table-cell office:value-type="float" office:value="0.00458893627569" calcext:value-type="float">
            <text:p>0.0045889363</text:p>
          </table:table-cell>
          <table:table-cell office:value-type="float" office:value="0.0104680366595" calcext:value-type="float">
            <text:p>0.0104680367</text:p>
          </table:table-cell>
          <table:table-cell office:value-type="float" office:value="-0.656160554229" calcext:value-type="float">
            <text:p>-0.6561605542</text:p>
          </table:table-cell>
          <table:table-cell office:value-type="float" office:value="207.71606987" calcext:value-type="float">
            <text:p>207.71606987</text:p>
          </table:table-cell>
          <table:table-cell office:value-type="float" office:value="0.999644973286" calcext:value-type="float">
            <text:p>0.9996449733</text:p>
          </table:table-cell>
          <table:table-cell office:value-type="float" office:value="1538.5236734" calcext:value-type="float">
            <text:p>1538.5236734</text:p>
          </table:table-cell>
          <table:table-cell office:value-type="float" office:value="6000" calcext:value-type="float">
            <text:p>6000</text:p>
          </table:table-cell>
          <table:table-cell office:value-type="float" office:value="0.76" calcext:value-type="float">
            <text:p>0.76</text:p>
          </table:table-cell>
          <table:table-cell office:value-type="float" office:value="0.004" calcext:value-type="float">
            <text:p>0.004</text:p>
          </table:table-cell>
          <table:table-cell office:value-type="float" office:value="0.436168194145833" calcext:value-type="float">
            <text:p>0.4361681941</text:p>
          </table:table-cell>
          <table:table-cell office:value-type="float" office:value="0.00930313723675155" calcext:value-type="float">
            <text:p>0.0093031372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45" calcext:value-type="float">
            <text:p>0.45</text:p>
          </table:table-cell>
          <table:table-cell office:value-type="float" office:value="1.744" calcext:value-type="float">
            <text:p>1.744</text:p>
          </table:table-cell>
          <table:table-cell office:value-type="float" office:value="1.7288260025" calcext:value-type="float">
            <text:p>1.7288260025</text:p>
          </table:table-cell>
          <table:table-cell office:value-type="float" office:value="0.000186425120541" calcext:value-type="float">
            <text:p>0.0001864251</text:p>
          </table:table-cell>
          <table:table-cell office:value-type="float" office:value="-244.577069827" calcext:value-type="float">
            <text:p>-244.577069827</text:p>
          </table:table-cell>
          <table:table-cell office:value-type="float" office:value="0.027748793264" calcext:value-type="float">
            <text:p>0.0277487933</text:p>
          </table:table-cell>
          <table:table-cell office:value-type="float" office:value="0.7504929575" calcext:value-type="float">
            <text:p>0.7504929575</text:p>
          </table:table-cell>
          <table:table-cell office:value-type="float" office:value="0.0000270827571283" calcext:value-type="float">
            <text:p>2.70827571283E-005</text:p>
          </table:table-cell>
          <table:table-cell office:value-type="float" office:value="2240.55849392" calcext:value-type="float">
            <text:p>2240.55849392</text:p>
          </table:table-cell>
          <table:table-cell office:value-type="float" office:value="0.241593482058" calcext:value-type="float">
            <text:p>0.2415934821</text:p>
          </table:table-cell>
          <table:table-cell office:value-type="float" office:value="-0.095348125" calcext:value-type="float">
            <text:p>-0.095348125</text:p>
          </table:table-cell>
          <table:table-cell office:value-type="float" office:value="0.00461383097159" calcext:value-type="float">
            <text:p>0.004613831</text:p>
          </table:table-cell>
          <table:table-cell office:value-type="float" office:value="0.0107031497317" calcext:value-type="float">
            <text:p>0.0107031497</text:p>
          </table:table-cell>
          <table:table-cell office:value-type="float" office:value="-0.819533759871" calcext:value-type="float">
            <text:p>-0.8195337599</text:p>
          </table:table-cell>
          <table:table-cell office:value-type="float" office:value="155.197409679" calcext:value-type="float">
            <text:p>155.197409679</text:p>
          </table:table-cell>
          <table:table-cell office:value-type="float" office:value="0.999746237956" calcext:value-type="float">
            <text:p>0.999746238</text:p>
          </table:table-cell>
          <table:table-cell office:value-type="float" office:value="1536.63860181" calcext:value-type="float">
            <text:p>1536.63860181</text:p>
          </table:table-cell>
          <table:table-cell office:value-type="float" office:value="6000" calcext:value-type="float">
            <text:p>6000</text:p>
          </table:table-cell>
          <table:table-cell office:value-type="float" office:value="0.74" calcext:value-type="float">
            <text:p>0.74</text:p>
          </table:table-cell>
          <table:table-cell office:value-type="float" office:value="0.004" calcext:value-type="float">
            <text:p>0.004</text:p>
          </table:table-cell>
          <table:table-cell office:value-type="float" office:value="0.445964572154167" calcext:value-type="float">
            <text:p>0.4459645722</text:p>
          </table:table-cell>
          <table:table-cell office:value-type="float" office:value="0.0080414916132674" calcext:value-type="float">
            <text:p>0.0080414916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45" calcext:value-type="float">
            <text:p>0.45</text:p>
          </table:table-cell>
          <table:table-cell office:value-type="float" office:value="1.71" calcext:value-type="float">
            <text:p>1.71</text:p>
          </table:table-cell>
          <table:table-cell office:value-type="float" office:value="1.71017486" calcext:value-type="float">
            <text:p>1.71017486</text:p>
          </table:table-cell>
          <table:table-cell office:value-type="float" office:value="0.000213679354565" calcext:value-type="float">
            <text:p>0.0002136794</text:p>
          </table:table-cell>
          <table:table-cell office:value-type="float" office:value="-281.469912485" calcext:value-type="float">
            <text:p>-281.469912485</text:p>
          </table:table-cell>
          <table:table-cell office:value-type="float" office:value="0.0336960865488" calcext:value-type="float">
            <text:p>0.0336960865</text:p>
          </table:table-cell>
          <table:table-cell office:value-type="float" office:value="0.7098578275" calcext:value-type="float">
            <text:p>0.7098578275</text:p>
          </table:table-cell>
          <table:table-cell office:value-type="float" office:value="0.0000359658462544" calcext:value-type="float">
            <text:p>3.59658462544E-005</text:p>
          </table:table-cell>
          <table:table-cell office:value-type="float" office:value="2216.3866543" calcext:value-type="float">
            <text:p>2216.3866543</text:p>
          </table:table-cell>
          <table:table-cell office:value-type="float" office:value="0.276921679864" calcext:value-type="float">
            <text:p>0.2769216799</text:p>
          </table:table-cell>
          <table:table-cell office:value-type="float" office:value="-0.0918470125" calcext:value-type="float">
            <text:p>-0.0918470125</text:p>
          </table:table-cell>
          <table:table-cell office:value-type="float" office:value="0.00372213853683" calcext:value-type="float">
            <text:p>0.0037221385</text:p>
          </table:table-cell>
          <table:table-cell office:value-type="float" office:value="0.00991972091708" calcext:value-type="float">
            <text:p>0.0099197209</text:p>
          </table:table-cell>
          <table:table-cell office:value-type="float" office:value="-0.930401738539" calcext:value-type="float">
            <text:p>-0.9304017385</text:p>
          </table:table-cell>
          <table:table-cell office:value-type="float" office:value="485.754223611" calcext:value-type="float">
            <text:p>485.754223611</text:p>
          </table:table-cell>
          <table:table-cell office:value-type="float" office:value="0.999075957801" calcext:value-type="float">
            <text:p>0.9990759578</text:p>
          </table:table-cell>
          <table:table-cell office:value-type="float" office:value="1537.83756361" calcext:value-type="float">
            <text:p>1537.83756361</text:p>
          </table:table-cell>
          <table:table-cell office:value-type="float" office:value="6000" calcext:value-type="float">
            <text:p>6000</text:p>
          </table:table-cell>
          <table:table-cell office:value-type="float" office:value="0.74" calcext:value-type="float">
            <text:p>0.74</text:p>
          </table:table-cell>
          <table:table-cell office:value-type="float" office:value="0.004" calcext:value-type="float">
            <text:p>0.004</text:p>
          </table:table-cell>
          <table:table-cell office:value-type="float" office:value="0.413321704878333" calcext:value-type="float">
            <text:p>0.4133217049</text:p>
          </table:table-cell>
          <table:table-cell office:value-type="float" office:value="0.0142266508065409" calcext:value-type="float">
            <text:p>0.0142266508</text:p>
          </table:table-cell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0.65" calcext:value-type="float">
            <text:p>0.65</text:p>
          </table:table-cell>
          <table:table-cell office:value-type="float" office:value="2.557" calcext:value-type="float">
            <text:p>2.557</text:p>
          </table:table-cell>
          <table:table-cell office:value-type="float" office:value="2.50811298" calcext:value-type="float">
            <text:p>2.50811298</text:p>
          </table:table-cell>
          <table:table-cell office:value-type="float" office:value="0.000317231538004" calcext:value-type="float">
            <text:p>0.0003172315</text:p>
          </table:table-cell>
          <table:table-cell office:value-type="float" office:value="19.7481646533" calcext:value-type="float">
            <text:p>19.7481646533</text:p>
          </table:table-cell>
          <table:table-cell office:value-type="float" office:value="0.0799085674534" calcext:value-type="float">
            <text:p>0.0799085675</text:p>
          </table:table-cell>
          <table:table-cell office:value-type="float" office:value="2.11798295" calcext:value-type="float">
            <text:p>2.11798295</text:p>
          </table:table-cell>
          <table:table-cell office:value-type="float" office:value="0.000141264979904" calcext:value-type="float">
            <text:p>0.000141265</text:p>
          </table:table-cell>
          <table:table-cell office:value-type="float" office:value="3250.51454066" calcext:value-type="float">
            <text:p>3250.51454066</text:p>
          </table:table-cell>
          <table:table-cell office:value-type="float" office:value="0.411131311164" calcext:value-type="float">
            <text:p>0.4111313112</text:p>
          </table:table-cell>
          <table:table-cell office:value-type="float" office:value="-0.140174833333" calcext:value-type="float">
            <text:p>-0.1401748333</text:p>
          </table:table-cell>
          <table:table-cell office:value-type="float" office:value="0.0076038298446" calcext:value-type="float">
            <text:p>0.0076038298</text:p>
          </table:table-cell>
          <table:table-cell office:value-type="float" office:value="0.0071245057035" calcext:value-type="float">
            <text:p>0.0071245057</text:p>
          </table:table-cell>
          <table:table-cell office:value-type="float" office:value="-0.45187610152" calcext:value-type="float">
            <text:p>-0.4518761015</text:p>
          </table:table-cell>
          <table:table-cell office:value-type="float" office:value="78.695874845" calcext:value-type="float">
            <text:p>78.695874845</text:p>
          </table:table-cell>
          <table:table-cell office:value-type="float" office:value="0.999312097412" calcext:value-type="float">
            <text:p>0.9993120974</text:p>
          </table:table-cell>
          <table:table-cell office:value-type="float" office:value="1644.29579472" calcext:value-type="float">
            <text:p>1644.29579472</text:p>
          </table:table-cell>
          <table:table-cell office:value-type="float" office:value="3000" calcext:value-type="float">
            <text:p>3000</text:p>
          </table:table-cell>
          <table:table-cell office:value-type="float" office:value="2.14" calcext:value-type="float">
            <text:p>2.14</text:p>
          </table:table-cell>
          <table:table-cell office:value-type="float" office:value="0.004" calcext:value-type="float">
            <text:p>0.004</text:p>
          </table:table-cell>
          <table:table-cell office:value-type="float" office:value="0.2968544043125" calcext:value-type="float">
            <text:p>0.2968544043</text:p>
          </table:table-cell>
          <table:table-cell office:value-type="float" office:value="88.0961656535627" calcext:value-type="float">
            <text:p>88.0961656536</text:p>
          </table:table-cell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0.65" calcext:value-type="float">
            <text:p>0.65</text:p>
          </table:table-cell>
          <table:table-cell office:value-type="float" office:value="1.585" calcext:value-type="float">
            <text:p>1.585</text:p>
          </table:table-cell>
          <table:table-cell office:value-type="float" office:value="1.57664781" calcext:value-type="float">
            <text:p>1.57664781</text:p>
          </table:table-cell>
          <table:table-cell office:value-type="float" office:value="0.000382493549733" calcext:value-type="float">
            <text:p>0.0003824935</text:p>
          </table:table-cell>
          <table:table-cell office:value-type="float" office:value="-1560.48628602" calcext:value-type="float">
            <text:p>-1560.48628602</text:p>
          </table:table-cell>
          <table:table-cell office:value-type="float" office:value="0.0487271265851" calcext:value-type="float">
            <text:p>0.0487271266</text:p>
          </table:table-cell>
          <table:table-cell office:value-type="float" office:value="1.26593209667" calcext:value-type="float">
            <text:p>1.2659320967</text:p>
          </table:table-cell>
          <table:table-cell office:value-type="float" office:value="0.0000648001345149" calcext:value-type="float">
            <text:p>6.48001345149E-005</text:p>
          </table:table-cell>
          <table:table-cell office:value-type="float" office:value="2043.33547879" calcext:value-type="float">
            <text:p>2043.33547879</text:p>
          </table:table-cell>
          <table:table-cell office:value-type="float" office:value="0.495709264324" calcext:value-type="float">
            <text:p>0.4957092643</text:p>
          </table:table-cell>
          <table:table-cell office:value-type="float" office:value="-0.0162097333333" calcext:value-type="float">
            <text:p>-0.0162097333</text:p>
          </table:table-cell>
          <table:table-cell office:value-type="float" office:value="0.00127366255168" calcext:value-type="float">
            <text:p>0.0012736626</text:p>
          </table:table-cell>
          <table:table-cell office:value-type="float" office:value="0.00486808625106" calcext:value-type="float">
            <text:p>0.0048680863</text:p>
          </table:table-cell>
          <table:table-cell office:value-type="float" office:value="-0.107565164327" calcext:value-type="float">
            <text:p>-0.1075651643</text:p>
          </table:table-cell>
          <table:table-cell office:value-type="float" office:value="29.0014009068" calcext:value-type="float">
            <text:p>29.0014009068</text:p>
          </table:table-cell>
          <table:table-cell office:value-type="float" office:value="0.999456937464" calcext:value-type="float">
            <text:p>0.9994569375</text:p>
          </table:table-cell>
          <table:table-cell office:value-type="float" office:value="1789.31916846" calcext:value-type="float">
            <text:p>1789.31916846</text:p>
          </table:table-cell>
          <table:table-cell office:value-type="float" office:value="3000" calcext:value-type="float">
            <text:p>3000</text:p>
          </table:table-cell>
          <table:table-cell office:value-type="float" office:value="1.25" calcext:value-type="float">
            <text:p>1.25</text:p>
          </table:table-cell>
          <table:table-cell office:value-type="float" office:value="0.004" calcext:value-type="float">
            <text:p>0.004</text:p>
          </table:table-cell>
          <table:table-cell office:value-type="float" office:value="0.2028369271275" calcext:value-type="float">
            <text:p>0.2028369271</text:p>
          </table:table-cell>
          <table:table-cell office:value-type="float" office:value="53.4798906950771" calcext:value-type="float">
            <text:p>53.4798906951</text:p>
          </table:table-cell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0.65" calcext:value-type="float">
            <text:p>0.65</text:p>
          </table:table-cell>
          <table:table-cell office:value-type="float" office:value="1.036" calcext:value-type="float">
            <text:p>1.036</text:p>
          </table:table-cell>
          <table:table-cell office:value-type="float" office:value="1.02751298" calcext:value-type="float">
            <text:p>1.02751298</text:p>
          </table:table-cell>
          <table:table-cell office:value-type="float" office:value="0.000203167561239" calcext:value-type="float">
            <text:p>0.0002031676</text:p>
          </table:table-cell>
          <table:table-cell office:value-type="float" office:value="-2530.6826554" calcext:value-type="float">
            <text:p>-2530.6826554</text:p>
          </table:table-cell>
          <table:table-cell office:value-type="float" office:value="0.036695622647" calcext:value-type="float">
            <text:p>0.0366956226</text:p>
          </table:table-cell>
          <table:table-cell office:value-type="float" office:value="-0.165721535" calcext:value-type="float">
            <text:p>-0.165721535</text:p>
          </table:table-cell>
          <table:table-cell office:value-type="float" office:value="0.000233115483762" calcext:value-type="float">
            <text:p>0.0002331155</text:p>
          </table:table-cell>
          <table:table-cell office:value-type="float" office:value="1331.65678217" calcext:value-type="float">
            <text:p>1331.65678217</text:p>
          </table:table-cell>
          <table:table-cell office:value-type="float" office:value="0.263300572136" calcext:value-type="float">
            <text:p>0.2633005721</text:p>
          </table:table-cell>
          <table:table-cell office:value-type="float" office:value="-0.0009150745" calcext:value-type="float">
            <text:p>-0.0009150745</text:p>
          </table:table-cell>
          <table:table-cell office:value-type="float" office:value="0.000107242873865" calcext:value-type="float">
            <text:p>0.0001072429</text:p>
          </table:table-cell>
          <table:table-cell office:value-type="float" office:value="0.00326021766397" calcext:value-type="float">
            <text:p>0.0032602177</text:p>
          </table:table-cell>
          <table:table-cell office:value-type="float" office:value="-0.148281478594" calcext:value-type="float">
            <text:p>-0.1482814786</text:p>
          </table:table-cell>
          <table:table-cell office:value-type="float" office:value="10.0579713078" calcext:value-type="float">
            <text:p>10.0579713078</text:p>
          </table:table-cell>
          <table:table-cell office:value-type="float" office:value="0.998584720535" calcext:value-type="float">
            <text:p>0.9985847205</text:p>
          </table:table-cell>
          <table:table-cell office:value-type="float" office:value="1824.96456913" calcext:value-type="float">
            <text:p>1824.96456913</text:p>
          </table:table-cell>
          <table:table-cell office:value-type="float" office:value="6000" calcext:value-type="float">
            <text:p>6000</text:p>
          </table:table-cell>
          <table:table-cell office:value-type="float" office:value="-0.11" calcext:value-type="float">
            <text:p>-0.11</text:p>
          </table:table-cell>
          <table:table-cell office:value-type="float" office:value="0.004" calcext:value-type="float">
            <text:p>0.004</text:p>
          </table:table-cell>
          <table:table-cell office:value-type="float" office:value="0.135842402665417" calcext:value-type="float">
            <text:p>0.1358424027</text:p>
          </table:table-cell>
          <table:table-cell office:value-type="float" office:value="31.4946088304747" calcext:value-type="float">
            <text:p>31.4946088305</text:p>
          </table:table-cell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0.65" calcext:value-type="float">
            <text:p>0.65</text:p>
          </table:table-cell>
          <table:table-cell office:value-type="float" office:value="0.9" calcext:value-type="float">
            <text:p>0.9</text:p>
          </table:table-cell>
          <table:table-cell office:value-type="float" office:value="0.91997561" calcext:value-type="float">
            <text:p>0.91997561</text:p>
          </table:table-cell>
          <table:table-cell office:value-type="float" office:value="0.000207920830255" calcext:value-type="float">
            <text:p>0.0002079208</text:p>
          </table:table-cell>
          <table:table-cell office:value-type="float" office:value="-2730.77975086" calcext:value-type="float">
            <text:p>-2730.77975086</text:p>
          </table:table-cell>
          <table:table-cell office:value-type="float" office:value="0.023420488601" calcext:value-type="float">
            <text:p>0.0234204886</text:p>
          </table:table-cell>
          <table:table-cell office:value-type="float" office:value="-0.686288076667" calcext:value-type="float">
            <text:p>-0.6862880767</text:p>
          </table:table-cell>
          <table:table-cell office:value-type="float" office:value="0.000375577019593" calcext:value-type="float">
            <text:p>0.000375577</text:p>
          </table:table-cell>
          <table:table-cell office:value-type="float" office:value="1192.28847565" calcext:value-type="float">
            <text:p>1192.28847565</text:p>
          </table:table-cell>
          <table:table-cell office:value-type="float" office:value="0.269465589758" calcext:value-type="float">
            <text:p>0.2694655898</text:p>
          </table:table-cell>
          <table:table-cell office:value-type="float" office:value="-0.000365125833333" calcext:value-type="float">
            <text:p>-0.0003651258</text:p>
          </table:table-cell>
          <table:table-cell office:value-type="float" office:value="0.0000556573652296" calcext:value-type="float">
            <text:p>5.56573652296E-005</text:p>
          </table:table-cell>
          <table:table-cell office:value-type="float" office:value="0.00306835966439" calcext:value-type="float">
            <text:p>0.0030683597</text:p>
          </table:table-cell>
          <table:table-cell office:value-type="float" office:value="-0.139876052827" calcext:value-type="float">
            <text:p>-0.1398760528</text:p>
          </table:table-cell>
          <table:table-cell office:value-type="float" office:value="4.08517614448" calcext:value-type="float">
            <text:p>4.0851761445</text:p>
          </table:table-cell>
          <table:table-cell office:value-type="float" office:value="0.999807381541" calcext:value-type="float">
            <text:p>0.9998073815</text:p>
          </table:table-cell>
          <table:table-cell office:value-type="float" office:value="1809.34508665" calcext:value-type="float">
            <text:p>1809.34508665</text:p>
          </table:table-cell>
          <table:table-cell office:value-type="float" office:value="3000" calcext:value-type="float">
            <text:p>3000</text:p>
          </table:table-cell>
          <table:table-cell office:value-type="float" office:value="-0.74" calcext:value-type="float">
            <text:p>-0.74</text:p>
          </table:table-cell>
          <table:table-cell office:value-type="float" office:value="0.004" calcext:value-type="float">
            <text:p>0.004</text:p>
          </table:table-cell>
          <table:table-cell office:value-type="float" office:value="0.127848319349583" calcext:value-type="float">
            <text:p>0.1278483193</text:p>
          </table:table-cell>
          <table:table-cell office:value-type="float" office:value="20.0718043982787" calcext:value-type="float">
            <text:p>20.0718043983</text:p>
          </table:table-cell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0.75" calcext:value-type="float">
            <text:p>0.75</text:p>
          </table:table-cell>
          <table:table-cell office:value-type="float" office:value="2.849" calcext:value-type="float">
            <text:p>2.849</text:p>
          </table:table-cell>
          <table:table-cell office:value-type="float" office:value="2.81669153333" calcext:value-type="float">
            <text:p>2.8166915333</text:p>
          </table:table-cell>
          <table:table-cell office:value-type="float" office:value="0.000421740766102" calcext:value-type="float">
            <text:p>0.0004217408</text:p>
          </table:table-cell>
          <table:table-cell office:value-type="float" office:value="208.91781895" calcext:value-type="float">
            <text:p>208.91781895</text:p>
          </table:table-cell>
          <table:table-cell office:value-type="float" office:value="0.0761120444148" calcext:value-type="float">
            <text:p>0.0761120444</text:p>
          </table:table-cell>
          <table:table-cell office:value-type="float" office:value="3.11420973333" calcext:value-type="float">
            <text:p>3.1142097333</text:p>
          </table:table-cell>
          <table:table-cell office:value-type="float" office:value="0.000318288054849" calcext:value-type="float">
            <text:p>0.0003182881</text:p>
          </table:table-cell>
          <table:table-cell office:value-type="float" office:value="3650.43216629" calcext:value-type="float">
            <text:p>3650.43216629</text:p>
          </table:table-cell>
          <table:table-cell office:value-type="float" office:value="0.546560352721" calcext:value-type="float">
            <text:p>0.5465603527</text:p>
          </table:table-cell>
          <table:table-cell office:value-type="float" office:value="-0.1468995" calcext:value-type="float">
            <text:p>-0.1468995</text:p>
          </table:table-cell>
          <table:table-cell office:value-type="float" office:value="0.00910518083749" calcext:value-type="float">
            <text:p>0.0091051808</text:p>
          </table:table-cell>
          <table:table-cell office:value-type="float" office:value="0.00568033863145" calcext:value-type="float">
            <text:p>0.0056803386</text:p>
          </table:table-cell>
          <table:table-cell office:value-type="float" office:value="-0.212124420151" calcext:value-type="float">
            <text:p>-0.2121244202</text:p>
          </table:table-cell>
          <table:table-cell office:value-type="float" office:value="25.1755336882" calcext:value-type="float">
            <text:p>25.1755336882</text:p>
          </table:table-cell>
          <table:table-cell office:value-type="float" office:value="0.999653691529" calcext:value-type="float">
            <text:p>0.9996536915</text:p>
          </table:table-cell>
          <table:table-cell office:value-type="float" office:value="1740.02738795" calcext:value-type="float">
            <text:p>1740.02738795</text:p>
          </table:table-cell>
          <table:table-cell office:value-type="float" office:value="5000" calcext:value-type="float">
            <text:p>5000</text:p>
          </table:table-cell>
          <table:table-cell office:value-type="float" office:value="3.1" calcext:value-type="float">
            <text:p>3.1</text:p>
          </table:table-cell>
          <table:table-cell office:value-type="float" office:value="0.004" calcext:value-type="float">
            <text:p>0.004</text:p>
          </table:table-cell>
          <table:table-cell office:value-type="float" office:value="0.236680776310417" calcext:value-type="float">
            <text:p>0.2366807763</text:p>
          </table:table-cell>
          <table:table-cell office:value-type="float" office:value="0.00404849619137632" calcext:value-type="float">
            <text:p>0.0040484962</text:p>
          </table:table-cell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0.75" calcext:value-type="float">
            <text:p>0.75</text:p>
          </table:table-cell>
          <table:table-cell office:value-type="float" office:value="1.304" calcext:value-type="float">
            <text:p>1.304</text:p>
          </table:table-cell>
          <table:table-cell office:value-type="float" office:value="1.30092996" calcext:value-type="float">
            <text:p>1.30092996</text:p>
          </table:table-cell>
          <table:table-cell office:value-type="float" office:value="0.000465463172044" calcext:value-type="float">
            <text:p>0.0004654632</text:p>
          </table:table-cell>
          <table:table-cell office:value-type="float" office:value="-2569.90686913" calcext:value-type="float">
            <text:p>-2569.90686913</text:p>
          </table:table-cell>
          <table:table-cell office:value-type="float" office:value="0.0419987509649" calcext:value-type="float">
            <text:p>0.041998751</text:p>
          </table:table-cell>
          <table:table-cell office:value-type="float" office:value="1.61162168" calcext:value-type="float">
            <text:p>1.61162168</text:p>
          </table:table-cell>
          <table:table-cell office:value-type="float" office:value="0.000219638808208" calcext:value-type="float">
            <text:p>0.0002196388</text:p>
          </table:table-cell>
          <table:table-cell office:value-type="float" office:value="1686.0053563" calcext:value-type="float">
            <text:p>1686.0053563</text:p>
          </table:table-cell>
          <table:table-cell office:value-type="float" office:value="0.603233879437" calcext:value-type="float">
            <text:p>0.6032338794</text:p>
          </table:table-cell>
          <table:table-cell office:value-type="float" office:value="-0.00220132333333" calcext:value-type="float">
            <text:p>-0.0022013233</text:p>
          </table:table-cell>
          <table:table-cell office:value-type="float" office:value="0.000291459020199" calcext:value-type="float">
            <text:p>0.000291459</text:p>
          </table:table-cell>
          <table:table-cell office:value-type="float" office:value="0.00275187967723" calcext:value-type="float">
            <text:p>0.0027518797</text:p>
          </table:table-cell>
          <table:table-cell office:value-type="float" office:value="-0.0252646698005" calcext:value-type="float">
            <text:p>-0.0252646698</text:p>
          </table:table-cell>
          <table:table-cell office:value-type="float" office:value="14.0704632545" calcext:value-type="float">
            <text:p>14.0704632545</text:p>
          </table:table-cell>
          <table:table-cell office:value-type="float" office:value="0.999175720129" calcext:value-type="float">
            <text:p>0.9991757201</text:p>
          </table:table-cell>
          <table:table-cell office:value-type="float" office:value="2050.3065817" calcext:value-type="float">
            <text:p>2050.3065817</text:p>
          </table:table-cell>
          <table:table-cell office:value-type="float" office:value="5000" calcext:value-type="float">
            <text:p>5000</text:p>
          </table:table-cell>
          <table:table-cell office:value-type="float" office:value="1.61" calcext:value-type="float">
            <text:p>1.61</text:p>
          </table:table-cell>
          <table:table-cell office:value-type="float" office:value="0.004" calcext:value-type="float">
            <text:p>0.004</text:p>
          </table:table-cell>
          <table:table-cell office:value-type="float" office:value="0.114661653217917" calcext:value-type="float">
            <text:p>0.1146616532</text:p>
          </table:table-cell>
          <table:table-cell office:value-type="float" office:value="0.0030266248277548" calcext:value-type="float">
            <text:p>0.0030266248</text:p>
          </table:table-cell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0.75" calcext:value-type="float">
            <text:p>0.75</text:p>
          </table:table-cell>
          <table:table-cell office:value-type="float" office:value="1.071" calcext:value-type="float">
            <text:p>1.071</text:p>
          </table:table-cell>
          <table:table-cell office:value-type="float" office:value="1.07977059" calcext:value-type="float">
            <text:p>1.07977059</text:p>
          </table:table-cell>
          <table:table-cell office:value-type="float" office:value="0.000249148721647" calcext:value-type="float">
            <text:p>0.0002491487</text:p>
          </table:table-cell>
          <table:table-cell office:value-type="float" office:value="-2996.80170079" calcext:value-type="float">
            <text:p>-2996.80170079</text:p>
          </table:table-cell>
          <table:table-cell office:value-type="float" office:value="0.0284546739029" calcext:value-type="float">
            <text:p>0.0284546739</text:p>
          </table:table-cell>
          <table:table-cell office:value-type="float" office:value="0.8919703" calcext:value-type="float">
            <text:p>0.8919703</text:p>
          </table:table-cell>
          <table:table-cell office:value-type="float" office:value="0.0000247616031163" calcext:value-type="float">
            <text:p>2.47616031163E-005</text:p>
          </table:table-cell>
          <table:table-cell office:value-type="float" office:value="1399.38264941" calcext:value-type="float">
            <text:p>1399.38264941</text:p>
          </table:table-cell>
          <table:table-cell office:value-type="float" office:value="0.32289018793" calcext:value-type="float">
            <text:p>0.3228901879</text:p>
          </table:table-cell>
          <table:table-cell office:value-type="float" office:value="-0.0004952845" calcext:value-type="float">
            <text:p>-0.0004952845</text:p>
          </table:table-cell>
          <table:table-cell office:value-type="float" office:value="0.0000712872647445" calcext:value-type="float">
            <text:p>7.12872647445E-005</text:p>
          </table:table-cell>
          <table:table-cell office:value-type="float" office:value="0.00238413052769" calcext:value-type="float">
            <text:p>0.0023841305</text:p>
          </table:table-cell>
          <table:table-cell office:value-type="float" office:value="-0.109936010271" calcext:value-type="float">
            <text:p>-0.1099360103</text:p>
          </table:table-cell>
          <table:table-cell office:value-type="float" office:value="8.77423824814" calcext:value-type="float">
            <text:p>8.7742382481</text:p>
          </table:table-cell>
          <table:table-cell office:value-type="float" office:value="0.99931508746" calcext:value-type="float">
            <text:p>0.9993150875</text:p>
          </table:table-cell>
          <table:table-cell office:value-type="float" office:value="1855.85671604" calcext:value-type="float">
            <text:p>1855.85671604</text:p>
          </table:table-cell>
          <table:table-cell office:value-type="float" office:value="5000" calcext:value-type="float">
            <text:p>5000</text:p>
          </table:table-cell>
          <table:table-cell office:value-type="float" office:value="0.89" calcext:value-type="float">
            <text:p>0.8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993387719870833" calcext:value-type="float">
            <text:p>0.099338772</text:p>
          </table:table-cell>
          <table:table-cell office:value-type="float" office:value="0.00239006165041814" calcext:value-type="float">
            <text:p>0.0023900617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75" calcext:value-type="float">
            <text:p>0.75</text:p>
          </table:table-cell>
          <table:table-cell office:value-type="float" office:value="1.069" calcext:value-type="float">
            <text:p>1.069</text:p>
          </table:table-cell>
          <table:table-cell office:value-type="float" office:value="1.057019474" calcext:value-type="float">
            <text:p>1.057019474</text:p>
          </table:table-cell>
          <table:table-cell office:value-type="float" office:value="0.000313858696813" calcext:value-type="float">
            <text:p>0.0003138587</text:p>
          </table:table-cell>
          <table:table-cell office:value-type="float" office:value="-3046.1602175" calcext:value-type="float">
            <text:p>-3046.1602175</text:p>
          </table:table-cell>
          <table:table-cell office:value-type="float" office:value="0.0229838283122" calcext:value-type="float">
            <text:p>0.0229838283</text:p>
          </table:table-cell>
          <table:table-cell office:value-type="float" office:value="0.76304345" calcext:value-type="float">
            <text:p>0.76304345</text:p>
          </table:table-cell>
          <table:table-cell office:value-type="float" office:value="0.0000705521619442" calcext:value-type="float">
            <text:p>7.05521619442E-005</text:p>
          </table:table-cell>
          <table:table-cell office:value-type="float" office:value="1369.89715339" calcext:value-type="float">
            <text:p>1369.89715339</text:p>
          </table:table-cell>
          <table:table-cell office:value-type="float" office:value="0.406758335885" calcext:value-type="float">
            <text:p>0.4067583359</text:p>
          </table:table-cell>
          <table:table-cell office:value-type="float" office:value="-0.0004050021" calcext:value-type="float">
            <text:p>-0.0004050021</text:p>
          </table:table-cell>
          <table:table-cell office:value-type="float" office:value="0.0000659552620387" calcext:value-type="float">
            <text:p>6.59552620387E-005</text:p>
          </table:table-cell>
          <table:table-cell office:value-type="float" office:value="0.00116894357468" calcext:value-type="float">
            <text:p>0.0011689436</text:p>
          </table:table-cell>
          <table:table-cell office:value-type="float" office:value="-0.155857587969" calcext:value-type="float">
            <text:p>-0.155857588</text:p>
          </table:table-cell>
          <table:table-cell office:value-type="float" office:value="37.9558822848" calcext:value-type="float">
            <text:p>37.9558822848</text:p>
          </table:table-cell>
          <table:table-cell office:value-type="float" office:value="0.997342049891" calcext:value-type="float">
            <text:p>0.9973420499</text:p>
          </table:table-cell>
          <table:table-cell office:value-type="float" office:value="1926.91900428" calcext:value-type="float">
            <text:p>1926.91900428</text:p>
          </table:table-cell>
          <table:table-cell office:value-type="float" office:value="5000" calcext:value-type="float">
            <text:p>5000</text:p>
          </table:table-cell>
          <table:table-cell office:value-type="float" office:value="0.9" calcext:value-type="float">
            <text:p>0.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974119645566667" calcext:value-type="float">
            <text:p>0.0974119646</text:p>
          </table:table-cell>
          <table:table-cell office:value-type="float" office:value="0.00562404675513993" calcext:value-type="float">
            <text:p>0.0056240468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75" calcext:value-type="float">
            <text:p>0.75</text:p>
          </table:table-cell>
          <table:table-cell office:value-type="float" office:value="0.881" calcext:value-type="float">
            <text:p>0.881</text:p>
          </table:table-cell>
          <table:table-cell office:value-type="float" office:value="0.890882256" calcext:value-type="float">
            <text:p>0.890882256</text:p>
          </table:table-cell>
          <table:table-cell office:value-type="float" office:value="0.000236688748192" calcext:value-type="float">
            <text:p>0.0002366887</text:p>
          </table:table-cell>
          <table:table-cell office:value-type="float" office:value="-3375.21334123" calcext:value-type="float">
            <text:p>-3375.21334123</text:p>
          </table:table-cell>
          <table:table-cell office:value-type="float" office:value="0.0167944418593" calcext:value-type="float">
            <text:p>0.0167944419</text:p>
          </table:table-cell>
          <table:table-cell office:value-type="float" office:value="-0.127005836" calcext:value-type="float">
            <text:p>-0.127005836</text:p>
          </table:table-cell>
          <table:table-cell office:value-type="float" office:value="0.000300922366339" calcext:value-type="float">
            <text:p>0.0003009224</text:p>
          </table:table-cell>
          <table:table-cell office:value-type="float" office:value="1154.58337587" calcext:value-type="float">
            <text:p>1154.58337587</text:p>
          </table:table-cell>
          <table:table-cell office:value-type="float" office:value="0.306751627086" calcext:value-type="float">
            <text:p>0.3067516271</text:p>
          </table:table-cell>
          <table:table-cell office:value-type="float" office:value="-0.00007874859" calcext:value-type="float">
            <text:p>-7.874859E-005</text:p>
          </table:table-cell>
          <table:table-cell office:value-type="float" office:value="0.0000136515005352" calcext:value-type="float">
            <text:p>1.36515005352E-005</text:p>
          </table:table-cell>
          <table:table-cell office:value-type="float" office:value="0.000944900642979" calcext:value-type="float">
            <text:p>0.0009449006</text:p>
          </table:table-cell>
          <table:table-cell office:value-type="float" office:value="-0.0303935751099" calcext:value-type="float">
            <text:p>-0.0303935751</text:p>
          </table:table-cell>
          <table:table-cell office:value-type="float" office:value="3.21422709883" calcext:value-type="float">
            <text:p>3.2142270988</text:p>
          </table:table-cell>
          <table:table-cell office:value-type="float" office:value="0.999654725113" calcext:value-type="float">
            <text:p>0.9996547251</text:p>
          </table:table-cell>
          <table:table-cell office:value-type="float" office:value="2034.36253554" calcext:value-type="float">
            <text:p>2034.36253554</text:p>
          </table:table-cell>
          <table:table-cell office:value-type="float" office:value="5000" calcext:value-type="float">
            <text:p>5000</text:p>
          </table:table-cell>
          <table:table-cell office:value-type="float" office:value="-0.12" calcext:value-type="float">
            <text:p>-0.1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7874172024825" calcext:value-type="float">
            <text:p>0.0787417202</text:p>
          </table:table-cell>
          <table:table-cell office:value-type="float" office:value="0.00163661925393732" calcext:value-type="float">
            <text:p>0.0016366193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75" calcext:value-type="float">
            <text:p>0.75</text:p>
          </table:table-cell>
          <table:table-cell office:value-type="float" office:value="0.827" calcext:value-type="float">
            <text:p>0.827</text:p>
          </table:table-cell>
          <table:table-cell office:value-type="float" office:value="0.822492724" calcext:value-type="float">
            <text:p>0.822492724</text:p>
          </table:table-cell>
          <table:table-cell office:value-type="float" office:value="0.000136368214091" calcext:value-type="float">
            <text:p>0.0001363682</text:p>
          </table:table-cell>
          <table:table-cell office:value-type="float" office:value="-3508.95139075" calcext:value-type="float">
            <text:p>-3508.95139075</text:p>
          </table:table-cell>
          <table:table-cell office:value-type="float" office:value="0.0184876698653" calcext:value-type="float">
            <text:p>0.0184876699</text:p>
          </table:table-cell>
          <table:table-cell office:value-type="float" office:value="-0.581398388" calcext:value-type="float">
            <text:p>-0.581398388</text:p>
          </table:table-cell>
          <table:table-cell office:value-type="float" office:value="0.000268059712808" calcext:value-type="float">
            <text:p>0.0002680597</text:p>
          </table:table-cell>
          <table:table-cell office:value-type="float" office:value="1065.95051504" calcext:value-type="float">
            <text:p>1065.95051504</text:p>
          </table:table-cell>
          <table:table-cell office:value-type="float" office:value="0.17673201466" calcext:value-type="float">
            <text:p>0.1767320147</text:p>
          </table:table-cell>
          <table:table-cell office:value-type="float" office:value="-0.00003311329" calcext:value-type="float">
            <text:p>-3.311329E-005</text:p>
          </table:table-cell>
          <table:table-cell office:value-type="float" office:value="0.00000587661820998" calcext:value-type="float">
            <text:p>5.87661820998E-006</text:p>
          </table:table-cell>
          <table:table-cell office:value-type="float" office:value="0.000819026843199" calcext:value-type="float">
            <text:p>0.0008190268</text:p>
          </table:table-cell>
          <table:table-cell office:value-type="float" office:value="-0.0694646426022" calcext:value-type="float">
            <text:p>-0.0694646426</text:p>
          </table:table-cell>
          <table:table-cell office:value-type="float" office:value="5.56302622358" calcext:value-type="float">
            <text:p>5.5630262236</text:p>
          </table:table-cell>
          <table:table-cell office:value-type="float" office:value="0.999204976212" calcext:value-type="float">
            <text:p>0.9992049762</text:p>
          </table:table-cell>
          <table:table-cell office:value-type="float" office:value="2004.95736802" calcext:value-type="float">
            <text:p>2004.95736802</text:p>
          </table:table-cell>
          <table:table-cell office:value-type="float" office:value="5000" calcext:value-type="float">
            <text:p>5000</text:p>
          </table:table-cell>
          <table:table-cell office:value-type="float" office:value="-0.54" calcext:value-type="float">
            <text:p>-0.5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6825223693325" calcext:value-type="float">
            <text:p>0.0682522369</text:p>
          </table:table-cell>
          <table:table-cell office:value-type="float" office:value="0.00215310361718071" calcext:value-type="float">
            <text:p>0.0021531036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0.85" calcext:value-type="float">
            <text:p>0.85</text:p>
          </table:table-cell>
          <table:table-cell office:value-type="float" office:value="2.88899993896" calcext:value-type="float">
            <text:p>2.888999939</text:p>
          </table:table-cell>
          <table:table-cell office:value-type="float" office:value="2.92983969556" calcext:value-type="float">
            <text:p>2.9298396956</text:p>
          </table:table-cell>
          <table:table-cell office:value-type="float" office:value="0.000765409544904" calcext:value-type="float">
            <text:p>0.0007654095</text:p>
          </table:table-cell>
          <table:table-cell office:value-type="float" office:value="225.460944931" calcext:value-type="float">
            <text:p>225.460944931</text:p>
          </table:table-cell>
          <table:table-cell office:value-type="float" office:value="0.112559681477" calcext:value-type="float">
            <text:p>0.1125596815</text:p>
          </table:table-cell>
          <table:table-cell office:value-type="float" office:value="4.36136283333" calcext:value-type="float">
            <text:p>4.3613628333</text:p>
          </table:table-cell>
          <table:table-cell office:value-type="float" office:value="0.000883561548953" calcext:value-type="float">
            <text:p>0.0008835615</text:p>
          </table:table-cell>
          <table:table-cell office:value-type="float" office:value="3797.07223009" calcext:value-type="float">
            <text:p>3797.07223009</text:p>
          </table:table-cell>
          <table:table-cell office:value-type="float" office:value="0.991973971498" calcext:value-type="float">
            <text:p>0.9919739715</text:p>
          </table:table-cell>
          <table:table-cell office:value-type="float" office:value="-0.118701666667" calcext:value-type="float">
            <text:p>-0.1187016667</text:p>
          </table:table-cell>
          <table:table-cell office:value-type="float" office:value="0.00770769691066" calcext:value-type="float">
            <text:p>0.0077076969</text:p>
          </table:table-cell>
          <table:table-cell office:value-type="float" office:value="0.00446772940759" calcext:value-type="float">
            <text:p>0.0044677294</text:p>
          </table:table-cell>
          <table:table-cell office:value-type="float" office:value="-0.28832141864" calcext:value-type="float">
            <text:p>-0.2883214186</text:p>
          </table:table-cell>
          <table:table-cell office:value-type="float" office:value="107.552631923" calcext:value-type="float">
            <text:p>107.552631923</text:p>
          </table:table-cell>
          <table:table-cell office:value-type="float" office:value="0.999291412148" calcext:value-type="float">
            <text:p>0.9992914121</text:p>
          </table:table-cell>
          <table:table-cell office:value-type="float" office:value="1916.45950338" calcext:value-type="float">
            <text:p>1916.45950338</text:p>
          </table:table-cell>
          <table:table-cell office:value-type="float" office:value="500" calcext:value-type="float">
            <text:p>500</text:p>
          </table:table-cell>
          <table:table-cell office:value-type="float" office:value="4.36" calcext:value-type="float">
            <text:p>4.36</text:p>
          </table:table-cell>
          <table:table-cell office:value-type="float" office:value="0.004" calcext:value-type="float">
            <text:p>0.004</text:p>
          </table:table-cell>
          <table:table-cell office:value-type="float" office:value="0.186155391982917" calcext:value-type="float">
            <text:p>0.186155392</text:p>
          </table:table-cell>
          <table:table-cell office:value-type="float" office:value="0.0133885916562697" calcext:value-type="float">
            <text:p>0.0133885917</text:p>
          </table:table-cell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0.85" calcext:value-type="float">
            <text:p>0.85</text:p>
          </table:table-cell>
          <table:table-cell office:value-type="float" office:value="2.20199990273" calcext:value-type="float">
            <text:p>2.2019999027</text:p>
          </table:table-cell>
          <table:table-cell office:value-type="float" office:value="2.176559696" calcext:value-type="float">
            <text:p>2.176559696</text:p>
          </table:table-cell>
          <table:table-cell office:value-type="float" office:value="0.000649836183892" calcext:value-type="float">
            <text:p>0.0006498362</text:p>
          </table:table-cell>
          <table:table-cell office:value-type="float" office:value="-1237.80808792" calcext:value-type="float">
            <text:p>-1237.80808792</text:p>
          </table:table-cell>
          <table:table-cell office:value-type="float" office:value="0.139063765524" calcext:value-type="float">
            <text:p>0.1390637655</text:p>
          </table:table-cell>
          <table:table-cell office:value-type="float" office:value="4.172064552" calcext:value-type="float">
            <text:p>4.172064552</text:p>
          </table:table-cell>
          <table:table-cell office:value-type="float" office:value="0.000947149759724" calcext:value-type="float">
            <text:p>0.0009471498</text:p>
          </table:table-cell>
          <table:table-cell office:value-type="float" office:value="2820.8214383" calcext:value-type="float">
            <text:p>2820.8214383</text:p>
          </table:table-cell>
          <table:table-cell office:value-type="float" office:value="0.842180736782" calcext:value-type="float">
            <text:p>0.8421807368</text:p>
          </table:table-cell>
          <table:table-cell office:value-type="float" office:value="-0.02894954" calcext:value-type="float">
            <text:p>-0.02894954</text:p>
          </table:table-cell>
          <table:table-cell office:value-type="float" office:value="0.00262618668194" calcext:value-type="float">
            <text:p>0.0026261867</text:p>
          </table:table-cell>
          <table:table-cell office:value-type="float" office:value="0.00321774073493" calcext:value-type="float">
            <text:p>0.0032177407</text:p>
          </table:table-cell>
          <table:table-cell office:value-type="float" office:value="-0.12470585482" calcext:value-type="float">
            <text:p>-0.1247058548</text:p>
          </table:table-cell>
          <table:table-cell office:value-type="float" office:value="11.2617804261" calcext:value-type="float">
            <text:p>11.2617804261</text:p>
          </table:table-cell>
          <table:table-cell office:value-type="float" office:value="0.99916635145" calcext:value-type="float">
            <text:p>0.9991663515</text:p>
          </table:table-cell>
          <table:table-cell office:value-type="float" office:value="1981.64274016" calcext:value-type="float">
            <text:p>1981.64274016</text:p>
          </table:table-cell>
          <table:table-cell office:value-type="float" office:value="500" calcext:value-type="float">
            <text:p>500</text:p>
          </table:table-cell>
          <table:table-cell office:value-type="float" office:value="4.2" calcext:value-type="float">
            <text:p>4.2</text:p>
          </table:table-cell>
          <table:table-cell office:value-type="float" office:value="0.004" calcext:value-type="float">
            <text:p>0.004</text:p>
          </table:table-cell>
          <table:table-cell office:value-type="float" office:value="0.134072530622083" calcext:value-type="float">
            <text:p>0.1340725306</text:p>
          </table:table-cell>
          <table:table-cell office:value-type="float" office:value="0.00722065594963889" calcext:value-type="float">
            <text:p>0.0072206559</text:p>
          </table:table-cell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0.85" calcext:value-type="float">
            <text:p>0.85</text:p>
          </table:table-cell>
          <table:table-cell office:value-type="float" office:value="1.214" calcext:value-type="float">
            <text:p>1.214</text:p>
          </table:table-cell>
          <table:table-cell office:value-type="float" office:value="1.203790976" calcext:value-type="float">
            <text:p>1.203790976</text:p>
          </table:table-cell>
          <table:table-cell office:value-type="float" office:value="0.00026470033569" calcext:value-type="float">
            <text:p>0.0002647003</text:p>
          </table:table-cell>
          <table:table-cell office:value-type="float" office:value="-3223.06589462" calcext:value-type="float">
            <text:p>-3223.06589462</text:p>
          </table:table-cell>
          <table:table-cell office:value-type="float" office:value="0.0446656927435" calcext:value-type="float">
            <text:p>0.0446656927</text:p>
          </table:table-cell>
          <table:table-cell office:value-type="float" office:value="2.995281898" calcext:value-type="float">
            <text:p>2.995281898</text:p>
          </table:table-cell>
          <table:table-cell office:value-type="float" office:value="0.00043443081753" calcext:value-type="float">
            <text:p>0.0004344308</text:p>
          </table:table-cell>
          <table:table-cell office:value-type="float" office:value="1560.11305464" calcext:value-type="float">
            <text:p>1560.11305464</text:p>
          </table:table-cell>
          <table:table-cell office:value-type="float" office:value="0.343053282512" calcext:value-type="float">
            <text:p>0.3430532825</text:p>
          </table:table-cell>
          <table:table-cell office:value-type="float" office:value="-0.0004888719" calcext:value-type="float">
            <text:p>-0.0004888719</text:p>
          </table:table-cell>
          <table:table-cell office:value-type="float" office:value="0.0000744834615025" calcext:value-type="float">
            <text:p>7.44834615025E-005</text:p>
          </table:table-cell>
          <table:table-cell office:value-type="float" office:value="0.00157120626454" calcext:value-type="float">
            <text:p>0.0015712063</text:p>
          </table:table-cell>
          <table:table-cell office:value-type="float" office:value="-0.0747342417622" calcext:value-type="float">
            <text:p>-0.0747342418</text:p>
          </table:table-cell>
          <table:table-cell office:value-type="float" office:value="32.7144642209" calcext:value-type="float">
            <text:p>32.7144642209</text:p>
          </table:table-cell>
          <table:table-cell office:value-type="float" office:value="0.998730208855" calcext:value-type="float">
            <text:p>0.9987302089</text:p>
          </table:table-cell>
          <table:table-cell office:value-type="float" office:value="2092.33974886" calcext:value-type="float">
            <text:p>2092.33974886</text:p>
          </table:table-cell>
          <table:table-cell office:value-type="float" office:value="3000" calcext:value-type="float">
            <text:p>3000</text:p>
          </table:table-cell>
          <table:table-cell office:value-type="float" office:value="3.06" calcext:value-type="float">
            <text:p>3.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654669276891667" calcext:value-type="float">
            <text:p>0.0654669277</text:p>
          </table:table-cell>
          <table:table-cell office:value-type="float" office:value="0.00461502755251599" calcext:value-type="float">
            <text:p>0.0046150276</text:p>
          </table:table-cell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0.85" calcext:value-type="float">
            <text:p>0.85</text:p>
          </table:table-cell>
          <table:table-cell office:value-type="float" office:value="1.12800002098" calcext:value-type="float">
            <text:p>1.128000021</text:p>
          </table:table-cell>
          <table:table-cell office:value-type="float" office:value="1.122010864" calcext:value-type="float">
            <text:p>1.122010864</text:p>
          </table:table-cell>
          <table:table-cell office:value-type="float" office:value="0.000241099665993" calcext:value-type="float">
            <text:p>0.0002410997</text:p>
          </table:table-cell>
          <table:table-cell office:value-type="float" office:value="-3398.45032478" calcext:value-type="float">
            <text:p>-3398.45032478</text:p>
          </table:table-cell>
          <table:table-cell office:value-type="float" office:value="0.0733097877992" calcext:value-type="float">
            <text:p>0.0733097878</text:p>
          </table:table-cell>
          <table:table-cell office:value-type="float" office:value="2.742686764" calcext:value-type="float">
            <text:p>2.742686764</text:p>
          </table:table-cell>
          <table:table-cell office:value-type="float" office:value="0.000381220837067" calcext:value-type="float">
            <text:p>0.0003812208</text:p>
          </table:table-cell>
          <table:table-cell office:value-type="float" office:value="1454.12605308" calcext:value-type="float">
            <text:p>1454.12605308</text:p>
          </table:table-cell>
          <table:table-cell office:value-type="float" office:value="0.312461872081" calcext:value-type="float">
            <text:p>0.3124618721</text:p>
          </table:table-cell>
          <table:table-cell office:value-type="float" office:value="-0.000252799" calcext:value-type="float">
            <text:p>-0.000252799</text:p>
          </table:table-cell>
          <table:table-cell office:value-type="float" office:value="0.0000421929355343" calcext:value-type="float">
            <text:p>4.21929355343E-005</text:p>
          </table:table-cell>
          <table:table-cell office:value-type="float" office:value="0.00148443580955" calcext:value-type="float">
            <text:p>0.0014844358</text:p>
          </table:table-cell>
          <table:table-cell office:value-type="float" office:value="-0.00709980355737" calcext:value-type="float">
            <text:p>-0.0070998036</text:p>
          </table:table-cell>
          <table:table-cell office:value-type="float" office:value="2.13240310682" calcext:value-type="float">
            <text:p>2.1324031068</text:p>
          </table:table-cell>
          <table:table-cell office:value-type="float" office:value="0.999258238242" calcext:value-type="float">
            <text:p>0.9992582382</text:p>
          </table:table-cell>
          <table:table-cell office:value-type="float" office:value="2261.14990928" calcext:value-type="float">
            <text:p>2261.14990928</text:p>
          </table:table-cell>
          <table:table-cell office:value-type="float" office:value="500" calcext:value-type="float">
            <text:p>500</text:p>
          </table:table-cell>
          <table:table-cell office:value-type="float" office:value="2.78" calcext:value-type="float">
            <text:p>2.7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618514920645833" calcext:value-type="float">
            <text:p>0.0618514921</text:p>
          </table:table-cell>
          <table:table-cell office:value-type="float" office:value="0.00314201155402843" calcext:value-type="float">
            <text:p>0.0031420116</text:p>
          </table:table-cell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0.85" calcext:value-type="float">
            <text:p>0.85</text:p>
          </table:table-cell>
          <table:table-cell office:value-type="float" office:value="0.879999995232" calcext:value-type="float">
            <text:p>0.8799999952</text:p>
          </table:table-cell>
          <table:table-cell office:value-type="float" office:value="0.88255758" calcext:value-type="float">
            <text:p>0.88255758</text:p>
          </table:table-cell>
          <table:table-cell office:value-type="float" office:value="0.000229997779346" calcext:value-type="float">
            <text:p>0.0002299978</text:p>
          </table:table-cell>
          <table:table-cell office:value-type="float" office:value="-3926.72873373" calcext:value-type="float">
            <text:p>-3926.72873373</text:p>
          </table:table-cell>
          <table:table-cell office:value-type="float" office:value="0.0644555314423" calcext:value-type="float">
            <text:p>0.0644555314</text:p>
          </table:table-cell>
          <table:table-cell office:value-type="float" office:value="1.612789896" calcext:value-type="float">
            <text:p>1.612789896</text:p>
          </table:table-cell>
          <table:table-cell office:value-type="float" office:value="0.000155578535819" calcext:value-type="float">
            <text:p>0.0001555785</text:p>
          </table:table-cell>
          <table:table-cell office:value-type="float" office:value="1143.79464023" calcext:value-type="float">
            <text:p>1143.79464023</text:p>
          </table:table-cell>
          <table:table-cell office:value-type="float" office:value="0.298090082473" calcext:value-type="float">
            <text:p>0.2980900825</text:p>
          </table:table-cell>
          <table:table-cell office:value-type="float" office:value="-0.00002007786" calcext:value-type="float">
            <text:p>-2.007786E-005</text:p>
          </table:table-cell>
          <table:table-cell office:value-type="float" office:value="0.00000344742368159" calcext:value-type="float">
            <text:p>3.44742368159E-006</text:p>
          </table:table-cell>
          <table:table-cell office:value-type="float" office:value="0.001148927516" calcext:value-type="float">
            <text:p>0.0011489275</text:p>
          </table:table-cell>
          <table:table-cell office:value-type="float" office:value="-0.0167692470556" calcext:value-type="float">
            <text:p>-0.0167692471</text:p>
          </table:table-cell>
          <table:table-cell office:value-type="float" office:value="1.53517841693" calcext:value-type="float">
            <text:p>1.5351784169</text:p>
          </table:table-cell>
          <table:table-cell office:value-type="float" office:value="0.999108694527" calcext:value-type="float">
            <text:p>0.9991086945</text:p>
          </table:table-cell>
          <table:table-cell office:value-type="float" office:value="2233.82481237" calcext:value-type="float">
            <text:p>2233.82481237</text:p>
          </table:table-cell>
          <table:table-cell office:value-type="float" office:value="500" calcext:value-type="float">
            <text:p>500</text:p>
          </table:table-cell>
          <table:table-cell office:value-type="float" office:value="1.64" calcext:value-type="float">
            <text:p>1.6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478719798333333" calcext:value-type="float">
            <text:p>0.0478719798</text:p>
          </table:table-cell>
          <table:table-cell office:value-type="float" office:value="0.00266595339152563" calcext:value-type="float">
            <text:p>0.0026659534</text:p>
          </table:table-cell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0.85" calcext:value-type="float">
            <text:p>0.85</text:p>
          </table:table-cell>
          <table:table-cell office:value-type="float" office:value="0.786000013351" calcext:value-type="float">
            <text:p>0.7860000134</text:p>
          </table:table-cell>
          <table:table-cell office:value-type="float" office:value="0.786548764444" calcext:value-type="float">
            <text:p>0.7865487644</text:p>
          </table:table-cell>
          <table:table-cell office:value-type="float" office:value="0.000126562647253" calcext:value-type="float">
            <text:p>0.0001265626</text:p>
          </table:table-cell>
          <table:table-cell office:value-type="float" office:value="-4137.64914543" calcext:value-type="float">
            <text:p>-4137.64914543</text:p>
          </table:table-cell>
          <table:table-cell office:value-type="float" office:value="0.0160120680951" calcext:value-type="float">
            <text:p>0.0160120681</text:p>
          </table:table-cell>
          <table:table-cell office:value-type="float" office:value="0.961107026667" calcext:value-type="float">
            <text:p>0.9611070267</text:p>
          </table:table-cell>
          <table:table-cell office:value-type="float" office:value="0.00000632434621615" calcext:value-type="float">
            <text:p>6.32434621615E-006</text:p>
          </table:table-cell>
          <table:table-cell office:value-type="float" office:value="1019.36715895" calcext:value-type="float">
            <text:p>1019.36715895</text:p>
          </table:table-cell>
          <table:table-cell office:value-type="float" office:value="0.164019466426" calcext:value-type="float">
            <text:p>0.1640194664</text:p>
          </table:table-cell>
          <table:table-cell office:value-type="float" office:value="-0.00000496065888889" calcext:value-type="float">
            <text:p>-4.96065888889E-006</text:p>
          </table:table-cell>
          <table:table-cell office:value-type="float" office:value="0.00000124688103049" calcext:value-type="float">
            <text:p>1.24688103049E-006</text:p>
          </table:table-cell>
          <table:table-cell office:value-type="float" office:value="0.000920178072766" calcext:value-type="float">
            <text:p>0.0009201781</text:p>
          </table:table-cell>
          <table:table-cell office:value-type="float" office:value="-0.033444967679" calcext:value-type="float">
            <text:p>-0.0334449677</text:p>
          </table:table-cell>
          <table:table-cell office:value-type="float" office:value="12.9400438536" calcext:value-type="float">
            <text:p>12.9400438536</text:p>
          </table:table-cell>
          <table:table-cell office:value-type="float" office:value="0.997992878519" calcext:value-type="float">
            <text:p>0.9979928785</text:p>
          </table:table-cell>
          <table:table-cell office:value-type="float" office:value="2272.58004832" calcext:value-type="float">
            <text:p>2272.58004832</text:p>
          </table:table-cell>
          <table:table-cell office:value-type="float" office:value="1500" calcext:value-type="float">
            <text:p>1500</text:p>
          </table:table-cell>
          <table:table-cell office:value-type="float" office:value="0.99" calcext:value-type="float">
            <text:p>0.9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83407530319167" calcext:value-type="float">
            <text:p>0.038340753</text:p>
          </table:table-cell>
          <table:table-cell office:value-type="float" office:value="0.00387000033699396" calcext:value-type="float">
            <text:p>0.0038700003</text:p>
          </table:table-cell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0.85" calcext:value-type="float">
            <text:p>0.85</text:p>
          </table:table-cell>
          <table:table-cell office:value-type="float" office:value="0.782000005245" calcext:value-type="float">
            <text:p>0.7820000052</text:p>
          </table:table-cell>
          <table:table-cell office:value-type="float" office:value="0.781472706667" calcext:value-type="float">
            <text:p>0.7814727067</text:p>
          </table:table-cell>
          <table:table-cell office:value-type="float" office:value="0.000264062788889" calcext:value-type="float">
            <text:p>0.0002640628</text:p>
          </table:table-cell>
          <table:table-cell office:value-type="float" office:value="-4143.40269977" calcext:value-type="float">
            <text:p>-4143.40269977</text:p>
          </table:table-cell>
          <table:table-cell office:value-type="float" office:value="0.0271845319419" calcext:value-type="float">
            <text:p>0.0271845319</text:p>
          </table:table-cell>
          <table:table-cell office:value-type="float" office:value="0.958731631111" calcext:value-type="float">
            <text:p>0.9587316311</text:p>
          </table:table-cell>
          <table:table-cell office:value-type="float" office:value="0.0000141477068459" calcext:value-type="float">
            <text:p>1.41477068459E-005</text:p>
          </table:table-cell>
          <table:table-cell office:value-type="float" office:value="1012.78857664" calcext:value-type="float">
            <text:p>1012.78857664</text:p>
          </table:table-cell>
          <table:table-cell office:value-type="float" office:value="0.342214938658" calcext:value-type="float">
            <text:p>0.3422149387</text:p>
          </table:table-cell>
          <table:table-cell office:value-type="float" office:value="-0.00000446286444444" calcext:value-type="float">
            <text:p>-4.46286444444E-006</text:p>
          </table:table-cell>
          <table:table-cell office:value-type="float" office:value="0.00000109378368594" calcext:value-type="float">
            <text:p>1.09378368594E-006</text:p>
          </table:table-cell>
          <table:table-cell office:value-type="float" office:value="0.000782453728908" calcext:value-type="float">
            <text:p>0.0007824537</text:p>
          </table:table-cell>
          <table:table-cell office:value-type="float" office:value="0.0437750366214" calcext:value-type="float">
            <text:p>0.0437750366</text:p>
          </table:table-cell>
          <table:table-cell office:value-type="float" office:value="3.13495752372" calcext:value-type="float">
            <text:p>3.1349575237</text:p>
          </table:table-cell>
          <table:table-cell office:value-type="float" office:value="0.999326595513" calcext:value-type="float">
            <text:p>0.9993265955</text:p>
          </table:table-cell>
          <table:table-cell office:value-type="float" office:value="2258.52186753" calcext:value-type="float">
            <text:p>2258.52186753</text:p>
          </table:table-cell>
          <table:table-cell office:value-type="float" office:value="1500" calcext:value-type="float">
            <text:p>1500</text:p>
          </table:table-cell>
          <table:table-cell office:value-type="float" office:value="0.98" calcext:value-type="float">
            <text:p>0.9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26022387045" calcext:value-type="float">
            <text:p>0.0326022387</text:p>
          </table:table-cell>
          <table:table-cell office:value-type="float" office:value="0.00190484200391033" calcext:value-type="float">
            <text:p>0.001904842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0.85" calcext:value-type="float">
            <text:p>0.85</text:p>
          </table:table-cell>
          <table:table-cell office:value-type="float" office:value="0.782000005245" calcext:value-type="float">
            <text:p>0.7820000052</text:p>
          </table:table-cell>
          <table:table-cell office:value-type="float" office:value="0.77763591" calcext:value-type="float">
            <text:p>0.77763591</text:p>
          </table:table-cell>
          <table:table-cell office:value-type="float" office:value="0.000170660211162" calcext:value-type="float">
            <text:p>0.0001706602</text:p>
          </table:table-cell>
          <table:table-cell office:value-type="float" office:value="-4154.07646609" calcext:value-type="float">
            <text:p>-4154.07646609</text:p>
          </table:table-cell>
          <table:table-cell office:value-type="float" office:value="0.0215170515721" calcext:value-type="float">
            <text:p>0.0215170516</text:p>
          </table:table-cell>
          <table:table-cell office:value-type="float" office:value="0.92864788" calcext:value-type="float">
            <text:p>0.92864788</text:p>
          </table:table-cell>
          <table:table-cell office:value-type="float" office:value="0.0000156763486661" calcext:value-type="float">
            <text:p>1.56763486661E-005</text:p>
          </table:table-cell>
          <table:table-cell office:value-type="float" office:value="1007.81606764" calcext:value-type="float">
            <text:p>1007.81606764</text:p>
          </table:table-cell>
          <table:table-cell office:value-type="float" office:value="0.221181870703" calcext:value-type="float">
            <text:p>0.2211818707</text:p>
          </table:table-cell>
          <table:table-cell office:value-type="float" office:value="-0.00000425442125" calcext:value-type="float">
            <text:p>-4.25442125E-006</text:p>
          </table:table-cell>
          <table:table-cell office:value-type="float" office:value="0.000000943313762183" calcext:value-type="float">
            <text:p>9.43313762183E-007</text:p>
          </table:table-cell>
          <table:table-cell office:value-type="float" office:value="0.000831389321685" calcext:value-type="float">
            <text:p>0.0008313893</text:p>
          </table:table-cell>
          <table:table-cell office:value-type="float" office:value="0.0684504884295" calcext:value-type="float">
            <text:p>0.0684504884</text:p>
          </table:table-cell>
          <table:table-cell office:value-type="float" office:value="5.98763576714" calcext:value-type="float">
            <text:p>5.9876357671</text:p>
          </table:table-cell>
          <table:table-cell office:value-type="float" office:value="0.998379616492" calcext:value-type="float">
            <text:p>0.9983796165</text:p>
          </table:table-cell>
          <table:table-cell office:value-type="float" office:value="2201.799868" calcext:value-type="float">
            <text:p>2201.799868</text:p>
          </table:table-cell>
          <table:table-cell office:value-type="float" office:value="1000" calcext:value-type="float">
            <text:p>1000</text:p>
          </table:table-cell>
          <table:table-cell office:value-type="float" office:value="0.98" calcext:value-type="float">
            <text:p>0.9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4641221736875" calcext:value-type="float">
            <text:p>0.0346412217</text:p>
          </table:table-cell>
          <table:table-cell office:value-type="float" office:value="0.00315901771841079" calcext:value-type="float">
            <text:p>0.0031590177</text:p>
          </table:table-cell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0.85" calcext:value-type="float">
            <text:p>0.85</text:p>
          </table:table-cell>
          <table:table-cell office:value-type="float" office:value="0.759999990463" calcext:value-type="float">
            <text:p>0.7599999905</text:p>
          </table:table-cell>
          <table:table-cell office:value-type="float" office:value="0.76187311" calcext:value-type="float">
            <text:p>0.76187311</text:p>
          </table:table-cell>
          <table:table-cell office:value-type="float" office:value="0.000147040887422" calcext:value-type="float">
            <text:p>0.0001470409</text:p>
          </table:table-cell>
          <table:table-cell office:value-type="float" office:value="-4187.61994723" calcext:value-type="float">
            <text:p>-4187.61994723</text:p>
          </table:table-cell>
          <table:table-cell office:value-type="float" office:value="0.0204454131099" calcext:value-type="float">
            <text:p>0.0204454131</text:p>
          </table:table-cell>
          <table:table-cell office:value-type="float" office:value="0.8006079175" calcext:value-type="float">
            <text:p>0.8006079175</text:p>
          </table:table-cell>
          <table:table-cell office:value-type="float" office:value="0.0000381554319026" calcext:value-type="float">
            <text:p>3.81554319026E-005</text:p>
          </table:table-cell>
          <table:table-cell office:value-type="float" office:value="987.38764682" calcext:value-type="float">
            <text:p>987.38764682</text:p>
          </table:table-cell>
          <table:table-cell office:value-type="float" office:value="0.190546256058" calcext:value-type="float">
            <text:p>0.1905462561</text:p>
          </table:table-cell>
          <table:table-cell office:value-type="float" office:value="-0.0000032853" calcext:value-type="float">
            <text:p>-3.2853E-006</text:p>
          </table:table-cell>
          <table:table-cell office:value-type="float" office:value="0.000000807803697998" calcext:value-type="float">
            <text:p>8.07803697998E-007</text:p>
          </table:table-cell>
          <table:table-cell office:value-type="float" office:value="0.000858300063745" calcext:value-type="float">
            <text:p>0.0008583001</text:p>
          </table:table-cell>
          <table:table-cell office:value-type="float" office:value="-0.0159627823523" calcext:value-type="float">
            <text:p>-0.0159627824</text:p>
          </table:table-cell>
          <table:table-cell office:value-type="float" office:value="3.97833870349" calcext:value-type="float">
            <text:p>3.9783387035</text:p>
          </table:table-cell>
          <table:table-cell office:value-type="float" office:value="0.998989212453" calcext:value-type="float">
            <text:p>0.9989892125</text:p>
          </table:table-cell>
          <table:table-cell office:value-type="float" office:value="2110.69752497" calcext:value-type="float">
            <text:p>2110.69752497</text:p>
          </table:table-cell>
          <table:table-cell office:value-type="float" office:value="2000" calcext:value-type="float">
            <text:p>2000</text:p>
          </table:table-cell>
          <table:table-cell office:value-type="float" office:value="0.78" calcext:value-type="float">
            <text:p>0.7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57625026560417" calcext:value-type="float">
            <text:p>0.0357625027</text:p>
          </table:table-cell>
          <table:table-cell office:value-type="float" office:value="0.0021458235446082" calcext:value-type="float">
            <text:p>0.0021458235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85" calcext:value-type="float">
            <text:p>0.85</text:p>
          </table:table-cell>
          <table:table-cell office:value-type="float" office:value="0.719" calcext:value-type="float">
            <text:p>0.719</text:p>
          </table:table-cell>
          <table:table-cell office:value-type="float" office:value="0.72622829" calcext:value-type="float">
            <text:p>0.72622829</text:p>
          </table:table-cell>
          <table:table-cell office:value-type="float" office:value="0.000175844324827" calcext:value-type="float">
            <text:p>0.0001758443</text:p>
          </table:table-cell>
          <table:table-cell office:value-type="float" office:value="-4269.750998" calcext:value-type="float">
            <text:p>-4269.750998</text:p>
          </table:table-cell>
          <table:table-cell office:value-type="float" office:value="0.0188979237972" calcext:value-type="float">
            <text:p>0.0188979238</text:p>
          </table:table-cell>
          <table:table-cell office:value-type="float" office:value="0.4705498625" calcext:value-type="float">
            <text:p>0.4705498625</text:p>
          </table:table-cell>
          <table:table-cell office:value-type="float" office:value="0.000127893139016" calcext:value-type="float">
            <text:p>0.0001278931</text:p>
          </table:table-cell>
          <table:table-cell office:value-type="float" office:value="941.191895195" calcext:value-type="float">
            <text:p>941.191895195</text:p>
          </table:table-cell>
          <table:table-cell office:value-type="float" office:value="0.227900406227" calcext:value-type="float">
            <text:p>0.2279004062</text:p>
          </table:table-cell>
          <table:table-cell office:value-type="float" office:value="-0.00000167149525" calcext:value-type="float">
            <text:p>-1.67149525E-006</text:p>
          </table:table-cell>
          <table:table-cell office:value-type="float" office:value="0.000000450323663821" calcext:value-type="float">
            <text:p>4.50323663821E-007</text:p>
          </table:table-cell>
          <table:table-cell office:value-type="float" office:value="0.000610482511243" calcext:value-type="float">
            <text:p>0.0006104825</text:p>
          </table:table-cell>
          <table:table-cell office:value-type="float" office:value="-0.00770898173716" calcext:value-type="float">
            <text:p>-0.0077089817</text:p>
          </table:table-cell>
          <table:table-cell office:value-type="float" office:value="1.9821514713" calcext:value-type="float">
            <text:p>1.9821514713</text:p>
          </table:table-cell>
          <table:table-cell office:value-type="float" office:value="0.999004517897" calcext:value-type="float">
            <text:p>0.9990045179</text:p>
          </table:table-cell>
          <table:table-cell office:value-type="float" office:value="2320.19293107" calcext:value-type="float">
            <text:p>2320.19293107</text:p>
          </table:table-cell>
          <table:table-cell office:value-type="float" office:value="6000" calcext:value-type="float">
            <text:p>6000</text:p>
          </table:table-cell>
          <table:table-cell office:value-type="float" office:value="0.36" calcext:value-type="float">
            <text:p>0.3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339156950690556" calcext:value-type="float">
            <text:p>0.0339156951</text:p>
          </table:table-cell>
          <table:table-cell office:value-type="float" office:value="0.00104937851218392" calcext:value-type="float">
            <text:p>0.0010493785</text:p>
          </table:table-cell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0.85" calcext:value-type="float">
            <text:p>0.85</text:p>
          </table:table-cell>
          <table:table-cell office:value-type="float" office:value="0.658" calcext:value-type="float">
            <text:p>0.658</text:p>
          </table:table-cell>
          <table:table-cell office:value-type="float" office:value="0.651078594" calcext:value-type="float">
            <text:p>0.651078594</text:p>
          </table:table-cell>
          <table:table-cell office:value-type="float" office:value="0.000167957204751" calcext:value-type="float">
            <text:p>0.0001679572</text:p>
          </table:table-cell>
          <table:table-cell office:value-type="float" office:value="-4447.5024122" calcext:value-type="float">
            <text:p>-4447.5024122</text:p>
          </table:table-cell>
          <table:table-cell office:value-type="float" office:value="0.0342187671075" calcext:value-type="float">
            <text:p>0.0342187671</text:p>
          </table:table-cell>
          <table:table-cell office:value-type="float" office:value="-0.434335066" calcext:value-type="float">
            <text:p>-0.434335066</text:p>
          </table:table-cell>
          <table:table-cell office:value-type="float" office:value="0.000374373206798" calcext:value-type="float">
            <text:p>0.0003743732</text:p>
          </table:table-cell>
          <table:table-cell office:value-type="float" office:value="843.797811064" calcext:value-type="float">
            <text:p>843.797811064</text:p>
          </table:table-cell>
          <table:table-cell office:value-type="float" office:value="0.217679524467" calcext:value-type="float">
            <text:p>0.2176795245</text:p>
          </table:table-cell>
          <table:table-cell office:value-type="float" office:value="-0.0000003359845" calcext:value-type="float">
            <text:p>-0.000000336</text:p>
          </table:table-cell>
          <table:table-cell office:value-type="float" office:value="0.0000000917063778303" calcext:value-type="float">
            <text:p>9.17063778303E-008</text:p>
          </table:table-cell>
          <table:table-cell office:value-type="float" office:value="0.000655457630232" calcext:value-type="float">
            <text:p>0.0006554576</text:p>
          </table:table-cell>
          <table:table-cell office:value-type="float" office:value="-0.0572044155889" calcext:value-type="float">
            <text:p>-0.0572044156</text:p>
          </table:table-cell>
          <table:table-cell office:value-type="float" office:value="17.1760948865" calcext:value-type="float">
            <text:p>17.1760948865</text:p>
          </table:table-cell>
          <table:table-cell office:value-type="float" office:value="0.996178945413" calcext:value-type="float">
            <text:p>0.9961789454</text:p>
          </table:table-cell>
          <table:table-cell office:value-type="float" office:value="2257.49492069" calcext:value-type="float">
            <text:p>2257.49492069</text:p>
          </table:table-cell>
          <table:table-cell office:value-type="float" office:value="3000" calcext:value-type="float">
            <text:p>3000</text:p>
          </table:table-cell>
          <table:table-cell office:value-type="float" office:value="-0.2" calcext:value-type="float">
            <text:p>-0.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7310734593" calcext:value-type="float">
            <text:p>0.0273107346</text:p>
          </table:table-cell>
          <table:table-cell office:value-type="float" office:value="0.00334400260791342" calcext:value-type="float">
            <text:p>0.0033440026</text:p>
          </table:table-cell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0.88" calcext:value-type="float">
            <text:p>0.88</text:p>
          </table:table-cell>
          <table:table-cell office:value-type="float" office:value="1.095" calcext:value-type="float">
            <text:p>1.095</text:p>
          </table:table-cell>
          <table:table-cell office:value-type="float" office:value="1.10205441" calcext:value-type="float">
            <text:p>1.10205441</text:p>
          </table:table-cell>
          <table:table-cell office:value-type="float" office:value="0.000271288491685" calcext:value-type="float">
            <text:p>0.0002712885</text:p>
          </table:table-cell>
          <table:table-cell office:value-type="float" office:value="-3557.84902116" calcext:value-type="float">
            <text:p>-3557.84902116</text:p>
          </table:table-cell>
          <table:table-cell office:value-type="float" office:value="0.0423886416695" calcext:value-type="float">
            <text:p>0.0423886417</text:p>
          </table:table-cell>
          <table:table-cell office:value-type="float" office:value="3.4285558" calcext:value-type="float">
            <text:p>3.4285558</text:p>
          </table:table-cell>
          <table:table-cell office:value-type="float" office:value="0.000603650494262" calcext:value-type="float">
            <text:p>0.0006036505</text:p>
          </table:table-cell>
          <table:table-cell office:value-type="float" office:value="1428.26246617" calcext:value-type="float">
            <text:p>1428.26246617</text:p>
          </table:table-cell>
          <table:table-cell office:value-type="float" office:value="0.351578877401" calcext:value-type="float">
            <text:p>0.3515788774</text:p>
          </table:table-cell>
          <table:table-cell office:value-type="float" office:value="-0.000159536666667" calcext:value-type="float">
            <text:p>-0.0001595367</text:p>
          </table:table-cell>
          <table:table-cell office:value-type="float" office:value="0.0000254780282248" calcext:value-type="float">
            <text:p>0.000025478</text:p>
          </table:table-cell>
          <table:table-cell office:value-type="float" office:value="0.00121136874529" calcext:value-type="float">
            <text:p>0.0012113687</text:p>
          </table:table-cell>
          <table:table-cell office:value-type="float" office:value="0.0253799163427" calcext:value-type="float">
            <text:p>0.0253799163</text:p>
          </table:table-cell>
          <table:table-cell office:value-type="float" office:value="3.57513372486" calcext:value-type="float">
            <text:p>3.5751337249</text:p>
          </table:table-cell>
          <table:table-cell office:value-type="float" office:value="0.998919428943" calcext:value-type="float">
            <text:p>0.9989194289</text:p>
          </table:table-cell>
          <table:table-cell office:value-type="float" office:value="2161.36025763" calcext:value-type="float">
            <text:p>2161.36025763</text:p>
          </table:table-cell>
          <table:table-cell office:value-type="float" office:value="5000" calcext:value-type="float">
            <text:p>5000</text:p>
          </table:table-cell>
          <table:table-cell office:value-type="float" office:value="3.48" calcext:value-type="float">
            <text:p>3.4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504736977204167" calcext:value-type="float">
            <text:p>0.0504736977</text:p>
          </table:table-cell>
          <table:table-cell office:value-type="float" office:value="0.00152563462820856" calcext:value-type="float">
            <text:p>0.0015256346</text:p>
          </table:table-cell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0.88" calcext:value-type="float">
            <text:p>0.88</text:p>
          </table:table-cell>
          <table:table-cell office:value-type="float" office:value="0.94" calcext:value-type="float">
            <text:p>0.94</text:p>
          </table:table-cell>
          <table:table-cell office:value-type="float" office:value="0.943556623333" calcext:value-type="float">
            <text:p>0.9435566233</text:p>
          </table:table-cell>
          <table:table-cell office:value-type="float" office:value="0.000294612201342" calcext:value-type="float">
            <text:p>0.0002946122</text:p>
          </table:table-cell>
          <table:table-cell office:value-type="float" office:value="-3921.14341772" calcext:value-type="float">
            <text:p>-3921.14341772</text:p>
          </table:table-cell>
          <table:table-cell office:value-type="float" office:value="0.037920773348" calcext:value-type="float">
            <text:p>0.0379207733</text:p>
          </table:table-cell>
          <table:table-cell office:value-type="float" office:value="2.76091118333" calcext:value-type="float">
            <text:p>2.7609111833</text:p>
          </table:table-cell>
          <table:table-cell office:value-type="float" office:value="0.000547503633439" calcext:value-type="float">
            <text:p>0.0005475036</text:p>
          </table:table-cell>
          <table:table-cell office:value-type="float" office:value="1222.84936118" calcext:value-type="float">
            <text:p>1222.84936118</text:p>
          </table:table-cell>
          <table:table-cell office:value-type="float" office:value="0.381818799457" calcext:value-type="float">
            <text:p>0.3818187995</text:p>
          </table:table-cell>
          <table:table-cell office:value-type="float" office:value="-0.0000316688833333" calcext:value-type="float">
            <text:p>-3.16688833333E-005</text:p>
          </table:table-cell>
          <table:table-cell office:value-type="float" office:value="0.00000590148455642" calcext:value-type="float">
            <text:p>5.90148455642E-006</text:p>
          </table:table-cell>
          <table:table-cell office:value-type="float" office:value="0.000924134357063" calcext:value-type="float">
            <text:p>0.0009241344</text:p>
          </table:table-cell>
          <table:table-cell office:value-type="float" office:value="0.071694121433" calcext:value-type="float">
            <text:p>0.0716941214</text:p>
          </table:table-cell>
          <table:table-cell office:value-type="float" office:value="3.23719729376" calcext:value-type="float">
            <text:p>3.2371972938</text:p>
          </table:table-cell>
          <table:table-cell office:value-type="float" office:value="0.998319834962" calcext:value-type="float">
            <text:p>0.998319835</text:p>
          </table:table-cell>
          <table:table-cell office:value-type="float" office:value="2225.23023156" calcext:value-type="float">
            <text:p>2225.23023156</text:p>
          </table:table-cell>
          <table:table-cell office:value-type="float" office:value="5000" calcext:value-type="float">
            <text:p>5000</text:p>
          </table:table-cell>
          <table:table-cell office:value-type="float" office:value="2.72" calcext:value-type="float">
            <text:p>2.7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85055982109583" calcext:value-type="float">
            <text:p>0.0385055982</text:p>
          </table:table-cell>
          <table:table-cell office:value-type="float" office:value="0.00145174044562323" calcext:value-type="float">
            <text:p>0.0014517404</text:p>
          </table:table-cell>
        </table:table-row>
        <table:table-row table:style-name="ro2" table:number-rows-repeated="1048546">
          <table:table-cell table:number-columns-repeated="23"/>
        </table:table-row>
        <table:table-row table:style-name="ro2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6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1" number:min-integer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number:fill-character> </number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number:fill-character> </number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en" number:country="US">
      <number:minutes number:style="long"/>
      <number:text>:</number:text>
      <number:seconds number:style="long"/>
    </number:time-style>
    <number:time-style style:name="N10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en" number:country="US">
      <number:minutes number:style="long"/>
      <number:text>:</number:text>
      <number:seconds number:style="long" number:decimal-places="1"/>
    </number:time-style>
    <number:number-style style:name="N1014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6T10:14:49.853864802</meta:creation-date>
    <dc:date>2014-02-26T10:17:12.674647463</dc:date>
    <meta:editing-duration>P0D</meta:editing-duration>
    <meta:editing-cycles>1</meta:editing-cycles>
    <meta:document-statistic meta:table-count="1" meta:cell-count="667" meta:object-count="0"/>
    <meta:generator>LibreOffice/4.1.3.2$Linux_x86 LibreOffice_project/410m0$Build-2</meta:generator>
  </office:meta>
</office:document-meta>
</file>